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Droid Sans Mono Slashed" svg:font-family="'Droid Sans Mono Slashed'" style:font-family-generic="modern" style:font-pitch="fixed"/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icrosoft Sans Serif" svg:font-family="'Microsoft Sans Serif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Text_20_body" style:list-style-name="L4"/>
    <style:style style:name="P3" style:family="paragraph" style:parent-style-name="Text_20_body">
      <style:text-properties style:font-name="Calibri"/>
    </style:style>
    <style:style style:name="P4" style:family="paragraph" style:parent-style-name="Text_20_body" style:list-style-name="L1">
      <style:text-properties style:font-name="Calibri"/>
    </style:style>
    <style:style style:name="P5" style:family="paragraph" style:parent-style-name="Text_20_body" style:list-style-name="L2">
      <style:text-properties style:font-name="Calibri"/>
    </style:style>
    <style:style style:name="P6" style:family="paragraph" style:parent-style-name="Text_20_body" style:list-style-name="L3">
      <style:text-properties style:font-name="Calibri"/>
    </style:style>
    <style:style style:name="P7" style:family="paragraph" style:parent-style-name="Text_20_body" style:list-style-name="L4">
      <style:text-properties style:font-name="Calibri"/>
    </style:style>
    <style:style style:name="P8" style:family="paragraph" style:parent-style-name="Text_20_body" style:list-style-name="L5">
      <style:text-properties style:font-name="Calibri"/>
    </style:style>
    <style:style style:name="P9" style:family="paragraph" style:parent-style-name="Text_20_body" style:list-style-name="L6">
      <style:text-properties style:font-name="Calibri"/>
    </style:style>
    <style:style style:name="P10" style:family="paragraph" style:parent-style-name="Text_20_body" style:list-style-name="L7">
      <style:text-properties style:font-name="Calibri"/>
    </style:style>
    <style:style style:name="P11" style:family="paragraph" style:parent-style-name="Text_20_body" style:list-style-name="L8">
      <style:text-properties style:font-name="Calibri"/>
    </style:style>
    <style:style style:name="P12" style:family="paragraph" style:parent-style-name="Text_20_body" style:list-style-name="L9">
      <style:text-properties style:font-name="Calibri"/>
    </style:style>
    <style:style style:name="P13" style:family="paragraph" style:parent-style-name="Text_20_body" style:list-style-name="L10">
      <style:text-properties style:font-name="Calibri"/>
    </style:style>
    <style:style style:name="P14" style:family="paragraph" style:parent-style-name="Text_20_body" style:list-style-name="L11">
      <style:text-properties style:font-name="Calibri"/>
    </style:style>
    <style:style style:name="P15" style:family="paragraph" style:parent-style-name="Text_20_body" style:list-style-name="L12">
      <style:text-properties style:font-name="Calibri"/>
    </style:style>
    <style:style style:name="P16" style:family="paragraph" style:parent-style-name="Heading_20_4">
      <style:paragraph-properties fo:break-before="page"/>
    </style:style>
    <style:style style:name="P17" style:family="paragraph" style:parent-style-name="Heading_20_3">
      <style:paragraph-properties fo:break-before="page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Mark Entingh</text:span></text:span><text:span text:style-name="T1"><text:line-break/>Leander, TX 78641<text:line-break/>entingh@gmail.com | 702-468-5743<text:line-break/></text:span><text:a xlink:type="simple" xlink:href="http://www.github.com/markentingh" text:style-name="Internet_20_link" text:visited-style-name="Visited_20_Internet_20_Link"><text:span text:style-name="T1">GitHub</text:span></text:a><text:span text:style-name="T1"> | </text:span><text:a xlink:type="simple" xlink:href="http://www.markentingh.com/" text:style-name="Internet_20_link" text:visited-style-name="Visited_20_Internet_20_Link"><text:span text:style-name="T1">Portfolio</text:span></text:a><text:span text:style-name="T1"> | </text:span><text:a xlink:type="simple" xlink:href="https://www.datasilk.io/" text:style-name="Internet_20_link" text:visited-style-name="Visited_20_Internet_20_Link"><text:span text:style-name="T1">Datasilk</text:span></text:a></text:p>
      <text:h text:style-name="Heading_20_3" text:outline-level="3"><text:span text:style-name="Strong_20_Emphasis"><text:span text:style-name="T1">Professional Summary</text:span></text:span></text:h>
      <text:p text:style-name="P3">Innovative Full-Stack .NET Web Developer with over 25 years of experience in Microsoft technologies. Extensive background in software architecture, cloud infrastructure, database engineering, UI/UX design, system optimizations, and technical documentation. Proven success in leading development teams, mentoring engineers, and executing large-scale software migrations. Passionate about entrepreneurship and software innovation, with a strong track record in SaaS development. Seeking opportunities that leverage my expertise in software engineering while traveling the world.</text:p>
      <text:p text:style-name="Text_20_body"><text:span text:style-name="Strong_20_Emphasis"><text:span text:style-name="T1">Core Competencies:</text:span></text:span></text:p>
      <text:list xml:id="list1434485694355982878" text:style-name="L1">
        <text:list-item>
          <text:p text:style-name="P4">Full-Stack Web Development (C#, ASP.NET, MVC, React, NextJS, Angular)</text:p>
        </text:list-item>
        <text:list-item>
          <text:p text:style-name="P4">Cloud Architecture (AWS, Azure)</text:p>
        </text:list-item>
        <text:list-item>
          <text:p text:style-name="P4">Database Engineering (SQL Server, Dapper, T-SQL)</text:p>
        </text:list-item>
        <text:list-item>
          <text:p text:style-name="P4">UI/UX Design &amp; Optimization</text:p>
        </text:list-item>
        <text:list-item>
          <text:p text:style-name="P4">Software Architecture &amp; Documentation</text:p>
        </text:list-item>
        <text:list-item>
          <text:p text:style-name="P4">Agile Project Management &amp; Mentoring</text:p>
        </text:list-item>
        <text:list-item>
          <text:p text:style-name="P4">System Performance Optimization</text:p>
        </text:list-item>
        <text:list-item>
          <text:p text:style-name="P4">Software Migration &amp; Deployment</text:p>
        </text:list-item>
        <text:list-item>
          <text:p text:style-name="P4">Game Development (UE5.5, C++, Blender)</text:p>
        </text:list-item>
      </text:list>
      <text:h text:style-name="Heading_20_3" text:outline-level="3"><text:span text:style-name="Strong_20_Emphasis"><text:span text:style-name="T1">Professional Experience</text:span></text:span></text:h>
      <text:h text:style-name="Heading_20_4" text:outline-level="4"><text:span text:style-name="Strong_20_Emphasis"><text:span text:style-name="T1">Senior Software Engineer</text:span></text:span></text:h>
      <text:p text:style-name="Text_20_body"><text:span text:style-name="Strong_20_Emphasis"><text:span text:style-name="T1">Image Makers, Inc - Remote</text:span></text:span><text:span text:style-name="T1"> | June</text:span><text:span text:style-name="Emphasis"><text:span text:style-name="T1"> 2023 – March 2025</text:span></text:span></text:p>
      <text:list xml:id="list7369902158746649572" text:style-name="L2">
        <text:list-item>
          <text:p text:style-name="P5">Lead a small development team in India on four React/NextJS web application projects</text:p>
        </text:list-item>
        <text:list-item>
          <text:p text:style-name="P5"><text:s/>Maintained git repositories and various development environments using Azure DevOps</text:p>
        </text:list-item>
        <text:list-item>
          <text:p text:style-name="P5">Ensured code quality and mentored team members to improve their web developer skills</text:p>
        </text:list-item>
        <text:list-item>
          <text:p text:style-name="P5">Worked with project managers to meet client expectations</text:p>
        </text:list-item>
        <text:list-item>
          <text:p text:style-name="P5"><text:span text:style-name="Strong_20_Emphasis"><text:span text:style-name="T3">Worked remotely from various locations, including the Philippines, Indonesia, and Taiwan</text:span></text:span></text:p>
        </text:list-item>
      </text:list>
      <text:h text:style-name="Heading_20_4" text:outline-level="4"><text:span text:style-name="Strong_20_Emphasis"><text:span text:style-name="T1"/></text:span></text:h>
      <text:h text:style-name="P16" text:outline-level="4"><text:span text:style-name="Strong_20_Emphasis"><text:span text:style-name="T1">Senior Software Engineer</text:span></text:span></text:h>
      <text:p text:style-name="Text_20_body"><text:span text:style-name="Strong_20_Emphasis"><text:span text:style-name="T1">HCSS – Houston, TX</text:span></text:span><text:span text:style-name="T1"> | </text:span><text:span text:style-name="Emphasis"><text:span text:style-name="T1">March 2022 – June 2023</text:span></text:span></text:p>
      <text:list xml:id="list24874674" text:continue-numbering="true" text:style-name="L2">
        <text:list-item>
          <text:p text:style-name="P5">Lead a development team improving heavy construction blueprint software for a web platform.</text:p>
        </text:list-item>
        <text:list-item>
          <text:p text:style-name="P5">Upgraded and redeployed legacy .NET Core 2.0 software to .NET 6.0 with CloudFormation.</text:p>
        </text:list-item>
        <text:list-item>
          <text:p text:style-name="P5">Spearheaded React 17 implementation, transitioning from AngularJS using Webpack and Babel.</text:p>
        </text:list-item>
        <text:list-item>
          <text:p text:style-name="P5">Deployed and managed cloud infrastructure via Azure DevOps.</text:p>
        </text:list-item>
      </text:list>
      <text:h text:style-name="Heading_20_4" text:outline-level="4"><text:span text:style-name="Strong_20_Emphasis"><text:span text:style-name="T1">Implementation Consultant</text:span></text:span></text:h>
      <text:p text:style-name="Text_20_body"><text:span text:style-name="Strong_20_Emphasis"><text:span text:style-name="T1">Revalize – Remote</text:span></text:span><text:span text:style-name="T1"> | </text:span><text:span text:style-name="Emphasis"><text:span text:style-name="T1">February 2021 – March 2022</text:span></text:span></text:p>
      <text:list xml:id="list4425393315368265286" text:style-name="L3">
        <text:list-item>
          <text:p text:style-name="P6">Customized in-house 2D/3D platforms for client-specific needs using Angular, SQL Server, Unity, and C#.</text:p>
        </text:list-item>
        <text:list-item>
          <text:p text:style-name="P6">Collaborated with project managers in an Agile environment, integrating Microsoft DevOps workflows.</text:p>
        </text:list-item>
        <text:list-item>
          <text:p text:style-name="P6">Enhanced 3D visualization tools for industrial equipment configuration.</text:p>
        </text:list-item>
      </text:list>
      <text:h text:style-name="Heading_20_4" text:outline-level="4"><text:span text:style-name="Strong_20_Emphasis"><text:span text:style-name="T1">Software Engineer / Founder</text:span></text:span></text:h>
      <text:p text:style-name="Text_20_body"><text:span text:style-name="Strong_20_Emphasis"><text:span text:style-name="T1">Datasilk</text:span></text:span><text:span text:style-name="T1"> | </text:span><text:span text:style-name="Emphasis"><text:span text:style-name="T1">January 2017 – December 2023</text:span></text:span></text:p>
      <text:list xml:id="list4267306205614729192" text:style-name="L4">
        <text:list-item>
          <text:p text:style-name="P7">Developed open-source projects (as my own personal passion projects) including:</text:p>
          <text:list>
            <text:list-item>
              <text:p text:style-name="P2"><text:a xlink:type="simple" xlink:href="https://saber.datasilk.io/" text:style-name="Internet_20_link" text:visited-style-name="Visited_20_Internet_20_Link"><text:span text:style-name="Strong_20_Emphasis"><text:span text:style-name="T1">Saber</text:span></text:span></text:a><text:span text:style-name="T1"> – A CMS built with ASP.NET Core and SQL Server.</text:span></text:p>
            </text:list-item>
            <text:list-item>
              <text:p text:style-name="P2"><text:a xlink:type="simple" xlink:href="https://github.com/datasilk/kandu" text:style-name="Internet_20_link" text:visited-style-name="Visited_20_Internet_20_Link"><text:span text:style-name="Strong_20_Emphasis"><text:span text:style-name="T1">Kandu</text:span></text:span></text:a><text:span text:style-name="T1"> – A Kanban tool inspired by Trello.</text:span></text:p>
            </text:list-item>
            <text:list-item>
              <text:p text:style-name="P2"><text:a xlink:type="simple" xlink:href="https://legendary.datasilk.io/" text:style-name="Internet_20_link" text:visited-style-name="Visited_20_Internet_20_Link"><text:span text:style-name="Strong_20_Emphasis"><text:span text:style-name="T1">Legendary</text:span></text:span></text:a><text:span text:style-name="T1"> – A journaling and book publishing web application.</text:span></text:p>
            </text:list-item>
          </text:list>
        </text:list-item>
      </text:list>
      <text:h text:style-name="Heading_20_4" text:outline-level="4"><text:span text:style-name="Strong_20_Emphasis"><text:span text:style-name="T1">Software Engineer</text:span></text:span></text:h>
      <text:p text:style-name="Text_20_body"><text:span text:style-name="Strong_20_Emphasis"><text:span text:style-name="T1">Breckpoint, Inc. – Las Vegas, NV</text:span></text:span><text:span text:style-name="T1"> | </text:span><text:span text:style-name="Emphasis"><text:span text:style-name="T1">October 2018 – August 2020</text:span></text:span></text:p>
      <text:list xml:id="list695586813170299729" text:style-name="L5">
        <text:list-item>
          <text:p text:style-name="P8">Led architecture development for a next-gen web application using ASP.NET Core and SQL Server.</text:p>
        </text:list-item>
        <text:list-item>
          <text:p text:style-name="P8">Authored documentation on front-end/back-end architecture and software development processes.</text:p>
        </text:list-item>
        <text:list-item>
          <text:p text:style-name="P8">Provided mentorship to developers, ensuring code quality and best practices.</text:p>
        </text:list-item>
      </text:list>
      <text:h text:style-name="Heading_20_4" text:outline-level="4"><text:span text:style-name="Strong_20_Emphasis"><text:span text:style-name="T1"/></text:span></text:h>
      <text:h text:style-name="P16" text:outline-level="4"><text:span text:style-name="Strong_20_Emphasis"><text:span text:style-name="T1">.NET Web Developer</text:span></text:span></text:h>
      <text:p text:style-name="Text_20_body"><text:span text:style-name="Strong_20_Emphasis"><text:span text:style-name="T1">FreightCenter Inc. – Palm Harbor, FL</text:span></text:span><text:span text:style-name="T1"> | </text:span><text:span text:style-name="Emphasis"><text:span text:style-name="T1">January 2017 – September 2017</text:span></text:span></text:p>
      <text:list xml:id="list4509022419894732907" text:style-name="L6">
        <text:list-item>
          <text:p text:style-name="P9">Rebuilt the Transit Management System (TMS) from scratch while integrating 50+ third-party Web APIs within four months.</text:p>
        </text:list-item>
        <text:list-item>
          <text:p text:style-name="P9">Migrated 1.6M+ user accounts and historical data to a new system.</text:p>
        </text:list-item>
      </text:list>
      <text:h text:style-name="Heading_20_4" text:outline-level="4"><text:span text:style-name="Strong_20_Emphasis"><text:span text:style-name="T1">Senior Web Developer</text:span></text:span></text:h>
      <text:p text:style-name="Text_20_body"><text:span text:style-name="Strong_20_Emphasis"><text:span text:style-name="T1">GoSolid – Seattle, WA</text:span></text:span><text:span text:style-name="T1"> | </text:span><text:span text:style-name="Emphasis"><text:span text:style-name="T1">July 2016 – November 2016</text:span></text:span></text:p>
      <text:list xml:id="list6212200523522306117" text:style-name="L7">
        <text:list-item>
          <text:p text:style-name="P10">Developed front-end and back-end solutions for a Magento 2.1 e-commerce website.</text:p>
        </text:list-item>
        <text:list-item>
          <text:p text:style-name="P10">Optimized performance and implemented AWS cloud solutions.</text:p>
        </text:list-item>
      </text:list>
      <text:h text:style-name="Heading_20_4" text:outline-level="4"><text:span text:style-name="Strong_20_Emphasis"><text:span text:style-name="T1">Senior Web Developer</text:span></text:span></text:h>
      <text:p text:style-name="Text_20_body"><text:span text:style-name="Strong_20_Emphasis"><text:span text:style-name="T1">Extreme Arts &amp; Sciences – Seattle, WA</text:span></text:span><text:span text:style-name="T1"> | </text:span><text:span text:style-name="Emphasis"><text:span text:style-name="T1">September 2015 – May 2016</text:span></text:span></text:p>
      <text:list xml:id="list3648796018573609648" text:style-name="L8">
        <text:list-item>
          <text:p text:style-name="P11">Migrated and optimized Magento-based e-commerce websites using AWS and Azure.</text:p>
        </text:list-item>
        <text:list-item>
          <text:p text:style-name="P11">Built and maintained .NET Web Forms applications with Microsoft Azure integrations.</text:p>
        </text:list-item>
      </text:list>
      <text:h text:style-name="Heading_20_4" text:outline-level="4"><text:span text:style-name="Strong_20_Emphasis"><text:span text:style-name="T1">Founder/CEO</text:span></text:span></text:h>
      <text:p text:style-name="Text_20_body"><text:span text:style-name="Strong_20_Emphasis"><text:span text:style-name="T1">Rennder, Inc. – Las Vegas, NV</text:span></text:span><text:span text:style-name="T1"> | </text:span><text:span text:style-name="Emphasis"><text:span text:style-name="T1">September 2011 – April 2015</text:span></text:span></text:p>
      <text:list xml:id="list1720390266418800278" text:style-name="L9">
        <text:list-item>
          <text:p text:style-name="P12">Secured funding for a SaaS-based website builder, developing the platform from the ground up using ASP.NET Web Forms &amp; SQL Server.</text:p>
        </text:list-item>
        <text:list-item>
          <text:p text:style-name="P12">Led a development team and managed all aspects of software architecture.</text:p>
        </text:list-item>
      </text:list>
      <text:h text:style-name="Heading_20_4" text:outline-level="4"><text:span text:style-name="Strong_20_Emphasis"><text:span text:style-name="T1">Freelance Web Developer</text:span></text:span></text:h>
      <text:p text:style-name="Text_20_body"><text:span text:style-name="Emphasis"><text:span text:style-name="T1">1999 – 2009</text:span></text:span></text:p>
      <text:list xml:id="list4861108389668965451" text:style-name="L10">
        <text:list-item>
          <text:p text:style-name="P13">Delivered full-stack web solutions for various industries, from e-commerce to custom CMS platforms.</text:p>
        </text:list-item>
        <text:list-item>
          <text:p text:style-name="P13">Developed and maintained client websites, working with .NET, PHP, and JavaScript technologies.</text:p>
        </text:list-item>
      </text:list>
      <text:h text:style-name="Heading_20_3" text:outline-level="3"><text:span text:style-name="Strong_20_Emphasis"><text:span text:style-name="T1"/></text:span></text:h>
      <text:h text:style-name="P17" text:outline-level="3"><text:span text:style-name="Strong_20_Emphasis"><text:span text:style-name="T1">Technical Skills</text:span></text:span></text:h>
      <text:p text:style-name="Text_20_body"><text:span text:style-name="Strong_20_Emphasis"><text:span text:style-name="T1">Programming Languages:</text:span></text:span><text:span text:style-name="T1"> C#, JavaScript (ECMAScript), C++, VB.NET, PHP<text:line-break/></text:span><text:span text:style-name="Strong_20_Emphasis"><text:span text:style-name="T1">Web Development:</text:span></text:span><text:span text:style-name="T1"> ASP.NET Core, React, Next.js, AngularJS, Bootstrap, Webpack, Babel<text:line-break/></text:span><text:span text:style-name="Strong_20_Emphasis"><text:span text:style-name="T1">Databases:</text:span></text:span><text:span text:style-name="T1"> SQL Server, T-SQL, Dapper (ORM)<text:line-break/></text:span><text:span text:style-name="Strong_20_Emphasis"><text:span text:style-name="T1">Cloud Platforms:</text:span></text:span><text:span text:style-name="T1"> AWS (EC2, S3, Route53, RDS, Cloudfront, CloudFormation, Fargate), Azure DevOps<text:line-break/></text:span><text:span text:style-name="Strong_20_Emphasis"><text:span text:style-name="T1">DevOps &amp; Tools:</text:span></text:span><text:span text:style-name="T1"> Git, Node.js, Gulp, Docker, Webpack<text:line-break/></text:span><text:span text:style-name="Strong_20_Emphasis"><text:span text:style-name="T1">Software Engineering:</text:span></text:span><text:span text:style-name="T1"> Design Patterns, SOLID Principles, Agile (Scrum, Kanban), Asana, Jira, Trello<text:line-break/></text:span><text:span text:style-name="Strong_20_Emphasis"><text:span text:style-name="T1">UI/UX &amp; Design:</text:span></text:span><text:span text:style-name="T1"> Adobe Photoshop, Adobe Animate, Affinity Designer, Blender 3D<text:line-break/></text:span><text:span text:style-name="T2">Game Development</text:span><text:span text:style-name="T1">: Unreal Engine, HLSL/GLSL, Blender 3D (8 years experience)</text:span></text:p>
      <text:h text:style-name="Heading_20_3" text:outline-level="3"><text:span text:style-name="Strong_20_Emphasis"><text:span text:style-name="T1">Education &amp; Certifications</text:span></text:span></text:h>
      <text:list xml:id="list1357604137307604300" text:style-name="L11">
        <text:list-item>
          <text:p text:style-name="P14">Self-taught software engineer with 25+ years of professional experience</text:p>
        </text:list-item>
        <text:list-item>
          <text:p text:style-name="P14">Various professional development courses in software architecture and cloud computing</text:p>
        </text:list-item>
      </text:list>
      <text:h text:style-name="Heading_20_3" text:outline-level="3"><text:span text:style-name="Strong_20_Emphasis"><text:span text:style-name="T1">Additional Information</text:span></text:span></text:h>
      <text:list xml:id="list1332382413785375496" text:style-name="L12">
        <text:list-item>
          <text:p text:style-name="P15">Authorized to work in the U.S. for any employer</text:p>
        </text:list-item>
        <text:list-item>
          <text:p text:style-name="P15">U.S. Citizen living in the Philippines and traveling on occasion to other Asian countrie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Droid Sans Mono Slashed" svg:font-family="'Droid Sans Mono Slashed'" style:font-family-generic="modern" style:font-pitch="fixed"/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icrosoft Sans Serif" svg:font-family="'Microsoft Sans Serif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Entingh</meta:initial-creator>
    <meta:creation-date>2025-01-28T04:29:10.85</meta:creation-date>
    <dc:date>2025-01-28T04:59:48.92</dc:date>
    <dc:creator>Mark Entingh</dc:creator>
    <meta:editing-duration>PT14M56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4" meta:paragraph-count="71" meta:word-count="756" meta:character-count="5143"/>
  </office:meta>
</office:document-meta>
</file>